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25bf" officeooo:paragraph-rsid="000925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Success Factors</text:p>
      <text:p text:style-name="P1"><text:s/></text:p>
      <text:p text:style-name="P1">Ø <text:s/>A common goal – good problem definition</text:p>
      <text:p text:style-name="P1">Ø <text:s/>Good team work</text:p>
      <text:p text:style-name="P1">Ø <text:s/>Proper planning</text:p>
      <text:p text:style-name="P1">Ø <text:s/>Small, achievable milestones</text:p>
      <text:p text:style-name="P1">Ø <text:s/>Open communication among team members</text:p>
      <text:p text:style-name="P1">Ø <text:s/>Pre-defined roles and responsibilities of team members</text:p>
      <text:p text:style-name="P1">Ø <text:s/>Equal division of labor</text:p>
      <text:p text:style-name="P1">Ø <text:s/>Usage of collaboration tools</text:p>
      <text:p text:style-name="P1">Ø <text:s/>Brainstorming – fosters creativity</text:p>
      <text:p text:style-name="P1">Ø <text:s/>Adequate documentation</text:p>
      <text:p text:style-name="P1">Ø <text:s/>An involved cli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4:35:30.475931000</meta:creation-date>
    <dc:date>2015-05-03T14:35:47.247190000</dc:date>
    <meta:editing-duration>PT16S</meta:editing-duration>
    <meta:editing-cycles>1</meta:editing-cycles>
    <meta:document-statistic meta:table-count="0" meta:image-count="0" meta:object-count="0" meta:page-count="1" meta:paragraph-count="13" meta:word-count="56" meta:character-count="369" meta:non-whitespace-character-count="311"/>
    <meta:generator>LibreOffice/4.3.7.2$MacOSX_X86_64 LibreOffice_project/8a35821d8636a03b8bf4e15b48f59794652c68ba</meta:generator>
  </office:meta>
</office:document-meta>
</file>